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45pt"/>
    </style:style>
    <style:style style:name="ro1" style:family="table-row">
      <style:table-row-properties style:row-height="14.5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 style:data-style-name="N125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образец 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№</text:p>
          </table:table-cell>
          <table:table-cell office:value-type="string" calcext:value-type="string">
            <text:p>$U$, $B$</text:p>
          </table:table-cell>
          <table:table-cell office:value-type="string" calcext:value-type="string">
            <text:p>$I$, $c^{-1}$</text:p>
          </table:table-cell>
          <table:table-cell office:value-type="string" calcext:value-type="string">
            <text:p>$\sigma_{I}$, $c^{-1}$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ном</text:p>
          </table:table-cell>
          <table:table-cell office:value-type="string" calcext:value-type="string">
            <text:p>U-</text:p>
          </table:table-cell>
          <table:table-cell office:value-type="string" calcext:value-type="string">
            <text:p>I-</text:p>
          </table:table-cell>
          <table:table-cell office:value-type="string" calcext:value-type="string">
            <text:p>V+</text:p>
          </table:table-cell>
          <table:table-cell office:value-type="string" calcext:value-type="string">
            <text:p>I+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ном</text:p>
          </table:table-cell>
          <table:table-cell office:value-type="string" calcext:value-type="string">
            <text:p>U-</text:p>
          </table:table-cell>
          <table:table-cell office:value-type="string" calcext:value-type="string">
            <text:p>I-</text:p>
          </table:table-cell>
          <table:table-cell office:value-type="string" calcext:value-type="string">
            <text:p>V+</text:p>
          </table:table-cell>
          <table:table-cell office:value-type="string" calcext:value-type="string">
            <text:p>I+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631" calcext:value-type="float">
            <text:p>14663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360.8" calcext:value-type="float">
            <text:p>35360.8</text:p>
          </table:table-cell>
          <table:table-cell office:value-type="float" office:value="0" calcext:value-type="float">
            <text:p>0</text:p>
          </table:table-cell>
          <table:table-cell office:value-type="float" office:value="35361" calcext:value-type="float">
            <text:p>353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570" calcext:value-type="float">
            <text:p>570</text:p>
          </table:table-cell>
          <table:table-cell table:style-name="ce1" table:formula="of:=SQRT([.E3]/20)" office:value-type="float" office:value="5.33853912601566" calcext:value-type="float">
            <text:p>5.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4.57" calcext:value-type="float">
            <text:p>-4.57</text:p>
          </table:table-cell>
          <table:table-cell office:value-type="float" office:value="31888" calcext:value-type="float">
            <text:p>31888</text:p>
          </table:table-cell>
          <table:table-cell table:formula="of:=SQRT([.K3]/20)" office:value-type="float" office:value="39.9299386425775" calcext:value-type="float">
            <text:p>39.929938642577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-4.61" calcext:value-type="float">
            <text:p>-4.61</text:p>
          </table:table-cell>
          <table:table-cell office:value-type="float" office:value="12497" calcext:value-type="float">
            <text:p>12497</text:p>
          </table:table-cell>
          <table:table-cell table:formula="of:=SQRT([.R3]/20)" office:value-type="float" office:value="24.9969998199784" calcext:value-type="float">
            <text:p>24.9969998199784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style-name="ce1" table:formula="of:=SQRT([.E4]/20)" office:value-type="float" office:value="3.57770876399966" calcext:value-type="float">
            <text:p>3.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.39" calcext:value-type="float">
            <text:p>-3.39</text:p>
          </table:table-cell>
          <table:table-cell office:value-type="float" office:value="31577" calcext:value-type="float">
            <text:p>31577</text:p>
          </table:table-cell>
          <table:table-cell table:formula="of:=SQRT([.K4]/20)" office:value-type="float" office:value="39.7347455006321" calcext:value-type="float">
            <text:p>39.73474550063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-3.52" calcext:value-type="float">
            <text:p>-3.52</text:p>
          </table:table-cell>
          <table:table-cell office:value-type="float" office:value="12514" calcext:value-type="float">
            <text:p>12514</text:p>
          </table:table-cell>
          <table:table-cell table:formula="of:=SQRT([.R4]/20)" office:value-type="float" office:value="25.0139960821937" calcext:value-type="float">
            <text:p>25.0139960821937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278" calcext:value-type="float">
            <text:p>278</text:p>
          </table:table-cell>
          <table:table-cell table:style-name="ce1" table:formula="of:=SQRT([.E5]/20)" office:value-type="float" office:value="3.72827037646145" calcext:value-type="float">
            <text:p>3.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2.78" calcext:value-type="float">
            <text:p>-2.78</text:p>
          </table:table-cell>
          <table:table-cell office:value-type="float" office:value="31168" calcext:value-type="float">
            <text:p>31168</text:p>
          </table:table-cell>
          <table:table-cell table:formula="of:=SQRT([.K5]/20)" office:value-type="float" office:value="39.476575332721" calcext:value-type="float">
            <text:p>39.47657533272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2.78" calcext:value-type="float">
            <text:p>-2.78</text:p>
          </table:table-cell>
          <table:table-cell office:value-type="float" office:value="12490" calcext:value-type="float">
            <text:p>12490</text:p>
          </table:table-cell>
          <table:table-cell table:formula="of:=SQRT([.R5]/20)" office:value-type="float" office:value="24.9899979991996" calcext:value-type="float">
            <text:p>24.9899979991996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50" calcext:value-type="float">
            <text:p>650</text:p>
          </table:table-cell>
          <table:table-cell table:style-name="ce1" table:formula="of:=SQRT([.E6]/20)" office:value-type="float" office:value="5.70087712549569" calcext:value-type="float">
            <text:p>5.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1.8" calcext:value-type="float">
            <text:p>-1.8</text:p>
          </table:table-cell>
          <table:table-cell office:value-type="float" office:value="29899" calcext:value-type="float">
            <text:p>29899</text:p>
          </table:table-cell>
          <table:table-cell table:formula="of:=SQRT([.K6]/20)" office:value-type="float" office:value="38.664583277206" calcext:value-type="float">
            <text:p>38.66458327720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-1.95" calcext:value-type="float">
            <text:p>-1.95</text:p>
          </table:table-cell>
          <table:table-cell office:value-type="float" office:value="12482" calcext:value-type="float">
            <text:p>12482</text:p>
          </table:table-cell>
          <table:table-cell table:formula="of:=SQRT([.R6]/20)" office:value-type="float" office:value="24.9819935153302" calcext:value-type="float">
            <text:p>24.9819935153302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float" office:value="1410" calcext:value-type="float">
            <text:p>1410</text:p>
          </table:table-cell>
          <table:table-cell table:style-name="ce1" table:formula="of:=SQRT([.E7]/20)" office:value-type="float" office:value="8.39642781187333" calcext:value-type="float">
            <text:p>8.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1.54" calcext:value-type="float">
            <text:p>-1.54</text:p>
          </table:table-cell>
          <table:table-cell office:value-type="float" office:value="29181" calcext:value-type="float">
            <text:p>29181</text:p>
          </table:table-cell>
          <table:table-cell table:formula="of:=SQRT([.K7]/20)" office:value-type="float" office:value="38.197513008048" calcext:value-type="float">
            <text:p>38.19751300804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-1.26" calcext:value-type="float">
            <text:p>-1.26</text:p>
          </table:table-cell>
          <table:table-cell office:value-type="float" office:value="12426" calcext:value-type="float">
            <text:p>12426</text:p>
          </table:table-cell>
          <table:table-cell table:formula="of:=SQRT([.R7]/20)" office:value-type="float" office:value="24.9258901546163" calcext:value-type="float">
            <text:p>24.9258901546163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600" calcext:value-type="float">
            <text:p>2600</text:p>
          </table:table-cell>
          <table:table-cell table:style-name="ce1" table:formula="of:=SQRT([.E8]/20)" office:value-type="float" office:value="11.4017542509914" calcext:value-type="float">
            <text:p>11.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1.38" calcext:value-type="float">
            <text:p>-1.38</text:p>
          </table:table-cell>
          <table:table-cell office:value-type="float" office:value="28696" calcext:value-type="float">
            <text:p>28696</text:p>
          </table:table-cell>
          <table:table-cell table:formula="of:=SQRT([.K8]/20)" office:value-type="float" office:value="37.8787539393787" calcext:value-type="float">
            <text:p>37.878753939378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-1.38" calcext:value-type="float">
            <text:p>-1.38</text:p>
          </table:table-cell>
          <table:table-cell office:value-type="float" office:value="12480" calcext:value-type="float">
            <text:p>12480</text:p>
          </table:table-cell>
          <table:table-cell table:formula="of:=SQRT([.R8]/20)" office:value-type="float" office:value="24.9799919935936" calcext:value-type="float">
            <text:p>24.9799919935936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office:value-type="float" office:value="3867" calcext:value-type="float">
            <text:p>3867</text:p>
          </table:table-cell>
          <table:table-cell table:style-name="ce1" table:formula="of:=SQRT([.E9]/20)" office:value-type="float" office:value="13.905035059287" calcext:value-type="float">
            <text:p>13.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-1.09" calcext:value-type="float">
            <text:p>-1.09</text:p>
          </table:table-cell>
          <table:table-cell office:value-type="float" office:value="27302" calcext:value-type="float">
            <text:p>27302</text:p>
          </table:table-cell>
          <table:table-cell table:formula="of:=SQRT([.K9]/20)" office:value-type="float" office:value="36.9472597089419" calcext:value-type="float">
            <text:p>36.947259708941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-1.06" calcext:value-type="float">
            <text:p>-1.06</text:p>
          </table:table-cell>
          <table:table-cell office:value-type="float" office:value="12482" calcext:value-type="float">
            <text:p>12482</text:p>
          </table:table-cell>
          <table:table-cell table:formula="of:=SQRT([.R9]/20)" office:value-type="float" office:value="24.9819935153302" calcext:value-type="float">
            <text:p>24.9819935153302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479" calcext:value-type="float">
            <text:p>4479</text:p>
          </table:table-cell>
          <table:table-cell table:style-name="ce1" table:formula="of:=SQRT([.E10]/20)" office:value-type="float" office:value="14.9649590711101" calcext:value-type="float">
            <text:p>15.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-0.79" calcext:value-type="float">
            <text:p>-0.79</text:p>
          </table:table-cell>
          <table:table-cell office:value-type="float" office:value="25326" calcext:value-type="float">
            <text:p>25326</text:p>
          </table:table-cell>
          <table:table-cell table:formula="of:=SQRT([.K10]/20)" office:value-type="float" office:value="35.5851092453009" calcext:value-type="float">
            <text:p>35.585109245300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-0.78" calcext:value-type="float">
            <text:p>-0.78</text:p>
          </table:table-cell>
          <table:table-cell office:value-type="float" office:value="12476" calcext:value-type="float">
            <text:p>12476</text:p>
          </table:table-cell>
          <table:table-cell table:formula="of:=SQRT([.R10]/20)" office:value-type="float" office:value="24.9759884689275" calcext:value-type="float">
            <text:p>24.9759884689275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4065" calcext:value-type="float">
            <text:p>4065</text:p>
          </table:table-cell>
          <table:table-cell table:style-name="ce1" table:formula="of:=SQRT([.E11]/20)" office:value-type="float" office:value="14.2565774293833" calcext:value-type="float">
            <text:p>14.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-0.84" calcext:value-type="float">
            <text:p>-0.84</text:p>
          </table:table-cell>
          <table:table-cell office:value-type="float" office:value="25703" calcext:value-type="float">
            <text:p>25703</text:p>
          </table:table-cell>
          <table:table-cell table:formula="of:=SQRT([.K11]/20)" office:value-type="float" office:value="35.8489888281385" calcext:value-type="float">
            <text:p>35.848988828138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-0.46" calcext:value-type="float">
            <text:p>-0.46</text:p>
          </table:table-cell>
          <table:table-cell office:value-type="float" office:value="12459.4" calcext:value-type="float">
            <text:p>12459.4</text:p>
          </table:table-cell>
          <table:table-cell table:formula="of:=SQRT([.R11]/20)" office:value-type="float" office:value="24.9593669791523" calcext:value-type="float">
            <text:p>24.9593669791523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912" calcext:value-type="float">
            <text:p>2912</text:p>
          </table:table-cell>
          <table:table-cell table:style-name="ce1" table:formula="of:=SQRT([.E12]/20)" office:value-type="float" office:value="12.0664825031987" calcext:value-type="float">
            <text:p>12.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-1.01" calcext:value-type="float">
            <text:p>-1.01</text:p>
          </table:table-cell>
          <table:table-cell office:value-type="float" office:value="26762" calcext:value-type="float">
            <text:p>26762</text:p>
          </table:table-cell>
          <table:table-cell table:formula="of:=SQRT([.K12]/20)" office:value-type="float" office:value="36.580049207184" calcext:value-type="float">
            <text:p>36.580049207184</text:p>
          </table:table-cell>
          <table:table-cell table:number-columns-repeated="4"/>
          <table:table-cell office:value-type="float" office:value="5.01" calcext:value-type="float">
            <text:p>5.01</text:p>
          </table:table-cell>
          <table:table-cell office:value-type="float" office:value="12286" calcext:value-type="float">
            <text:p>12286</text:p>
          </table:table-cell>
          <table:table-cell table:formula="of:=SQRT([.R12]/20)" office:value-type="float" office:value="24.7850761548154" calcext:value-type="float">
            <text:p>24.7850761548154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.5" calcext:value-type="float">
            <text:p>5.5</text:p>
          </table:table-cell>
          <table:table-cell office:value-type="float" office:value="1665" calcext:value-type="float">
            <text:p>1665</text:p>
          </table:table-cell>
          <table:table-cell table:style-name="ce1" table:formula="of:=SQRT([.E13]/20)" office:value-type="float" office:value="9.12414379544733" calcext:value-type="float">
            <text:p>9.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-0.45" calcext:value-type="float">
            <text:p>-0.45</text:p>
          </table:table-cell>
          <table:table-cell office:value-type="float" office:value="22967" calcext:value-type="float">
            <text:p>22967</text:p>
          </table:table-cell>
          <table:table-cell table:formula="of:=SQRT([.K13]/20)" office:value-type="float" office:value="33.8873132602748" calcext:value-type="float">
            <text:p>33.8873132602748</text:p>
          </table:table-cell>
          <table:table-cell table:number-columns-repeated="4"/>
          <table:table-cell office:value-type="float" office:value="3.54" calcext:value-type="float">
            <text:p>3.54</text:p>
          </table:table-cell>
          <table:table-cell office:value-type="float" office:value="11978" calcext:value-type="float">
            <text:p>11978</text:p>
          </table:table-cell>
          <table:table-cell table:formula="of:=SQRT([.R13]/20)" office:value-type="float" office:value="24.4724334711528" calcext:value-type="float">
            <text:p>24.4724334711528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24" calcext:value-type="float">
            <text:p>824</text:p>
          </table:table-cell>
          <table:table-cell table:style-name="ce1" table:formula="of:=SQRT([.E14]/20)" office:value-type="float" office:value="6.41872261435249" calcext:value-type="float">
            <text:p>6.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-0.05" calcext:value-type="float">
            <text:p>-0.05</text:p>
          </table:table-cell>
          <table:table-cell office:value-type="float" office:value="22042" calcext:value-type="float">
            <text:p>22042</text:p>
          </table:table-cell>
          <table:table-cell table:formula="of:=SQRT([.K14]/20)" office:value-type="float" office:value="33.1978914993106" calcext:value-type="float">
            <text:p>33.1978914993106</text:p>
          </table:table-cell>
          <table:table-cell table:number-columns-repeated="4"/>
          <table:table-cell office:value-type="float" office:value="2.81" calcext:value-type="float">
            <text:p>2.81</text:p>
          </table:table-cell>
          <table:table-cell office:value-type="float" office:value="11257" calcext:value-type="float">
            <text:p>11257</text:p>
          </table:table-cell>
          <table:table-cell table:formula="of:=SQRT([.R14]/20)" office:value-type="float" office:value="23.7244599517039" calcext:value-type="float">
            <text:p>23.7244599517039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.5" calcext:value-type="float">
            <text:p>6.5</text:p>
          </table:table-cell>
          <table:table-cell office:value-type="float" office:value="357" calcext:value-type="float">
            <text:p>357</text:p>
          </table:table-cell>
          <table:table-cell table:style-name="ce1" table:formula="of:=SQRT([.E15]/20)" office:value-type="float" office:value="4.22492603485552" calcext:value-type="float">
            <text:p>4.2</text:p>
          </table:table-cell>
          <table:table-cell table:number-columns-repeated="3"/>
          <table:table-cell office:value-type="float" office:value="4.55" calcext:value-type="float">
            <text:p>4.55</text:p>
          </table:table-cell>
          <table:table-cell office:value-type="float" office:value="31986" calcext:value-type="float">
            <text:p>31986</text:p>
          </table:table-cell>
          <table:table-cell table:formula="of:=SQRT([.K15]/20)" office:value-type="float" office:value="39.9912490427593" calcext:value-type="float">
            <text:p>39.9912490427593</text:p>
          </table:table-cell>
          <table:table-cell table:number-columns-repeated="4"/>
          <table:table-cell office:value-type="float" office:value="1.98" calcext:value-type="float">
            <text:p>1.98</text:p>
          </table:table-cell>
          <table:table-cell office:value-type="float" office:value="10889" calcext:value-type="float">
            <text:p>10889</text:p>
          </table:table-cell>
          <table:table-cell table:formula="of:=SQRT([.R15]/20)" office:value-type="float" office:value="23.3334523806487" calcext:value-type="float">
            <text:p>23.3334523806487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69" calcext:value-type="float">
            <text:p>169</text:p>
          </table:table-cell>
          <table:table-cell table:style-name="ce1" table:formula="of:=SQRT([.E16]/20)" office:value-type="float" office:value="2.90688837074973" calcext:value-type="float">
            <text:p>2.9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1644" calcext:value-type="float">
            <text:p>31644</text:p>
          </table:table-cell>
          <table:table-cell table:formula="of:=SQRT([.K16]/20)" office:value-type="float" office:value="39.7768777055213" calcext:value-type="float">
            <text:p>39.7768777055213</text:p>
          </table:table-cell>
          <table:table-cell table:number-columns-repeated="4"/>
          <table:table-cell office:value-type="float" office:value="1.3" calcext:value-type="float">
            <text:p>1.3</text:p>
          </table:table-cell>
          <table:table-cell office:value-type="float" office:value="12104" calcext:value-type="float">
            <text:p>12104</text:p>
          </table:table-cell>
          <table:table-cell table:formula="of:=SQRT([.R16]/20)" office:value-type="float" office:value="24.6008129946959" calcext:value-type="float">
            <text:p>24.6008129946959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office:value-type="float" office:value="93.8" calcext:value-type="float">
            <text:p>93.8</text:p>
          </table:table-cell>
          <table:table-cell table:style-name="ce1" table:formula="of:=SQRT([.E17]/20)" office:value-type="float" office:value="2.16564078277077" calcext:value-type="float">
            <text:p>2.2</text:p>
          </table:table-cell>
          <table:table-cell table:number-columns-repeated="3"/>
          <table:table-cell office:value-type="float" office:value="2.81" calcext:value-type="float">
            <text:p>2.81</text:p>
          </table:table-cell>
          <table:table-cell office:value-type="float" office:value="31262" calcext:value-type="float">
            <text:p>31262</text:p>
          </table:table-cell>
          <table:table-cell table:formula="of:=SQRT([.K17]/20)" office:value-type="float" office:value="39.5360594900402" calcext:value-type="float">
            <text:p>39.5360594900402</text:p>
          </table:table-cell>
          <table:table-cell table:number-columns-repeated="4"/>
          <table:table-cell office:value-type="float" office:value="1.38" calcext:value-type="float">
            <text:p>1.38</text:p>
          </table:table-cell>
          <table:table-cell office:value-type="float" office:value="11992" calcext:value-type="float">
            <text:p>11992</text:p>
          </table:table-cell>
          <table:table-cell table:formula="of:=SQRT([.R17]/20)" office:value-type="float" office:value="24.4867311007411" calcext:value-type="float">
            <text:p>24.4867311007411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3.7" calcext:value-type="float">
            <text:p>63.7</text:p>
          </table:table-cell>
          <table:table-cell table:style-name="ce1" table:formula="of:=SQRT([.E18]/20)" office:value-type="float" office:value="1.78465682975747" calcext:value-type="float">
            <text:p>1.8</text:p>
          </table:table-cell>
          <table:table-cell table:number-columns-repeated="3"/>
          <table:table-cell office:value-type="float" office:value="1.83" calcext:value-type="float">
            <text:p>1.83</text:p>
          </table:table-cell>
          <table:table-cell office:value-type="float" office:value="30085" calcext:value-type="float">
            <text:p>30085</text:p>
          </table:table-cell>
          <table:table-cell table:formula="of:=SQRT([.K18]/20)" office:value-type="float" office:value="38.7846619167939" calcext:value-type="float">
            <text:p>38.7846619167939</text:p>
          </table:table-cell>
          <table:table-cell table:number-columns-repeated="4"/>
          <table:table-cell office:value-type="float" office:value="1.06" calcext:value-type="float">
            <text:p>1.06</text:p>
          </table:table-cell>
          <table:table-cell office:value-type="float" office:value="12272" calcext:value-type="float">
            <text:p>12272</text:p>
          </table:table-cell>
          <table:table-cell table:formula="of:=SQRT([.R18]/20)" office:value-type="float" office:value="24.7709507286257" calcext:value-type="float">
            <text:p>24.7709507286257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8.5" calcext:value-type="float">
            <text:p>8.5</text:p>
          </table:table-cell>
          <table:table-cell office:value-type="float" office:value="53.4" calcext:value-type="float">
            <text:p>53.4</text:p>
          </table:table-cell>
          <table:table-cell table:style-name="ce1" table:formula="of:=SQRT([.E19]/20)" office:value-type="float" office:value="1.63401346383682" calcext:value-type="float">
            <text:p>1.6</text:p>
          </table:table-cell>
          <table:table-cell table:number-columns-repeated="3"/>
          <table:table-cell office:value-type="float" office:value="1.54" calcext:value-type="float">
            <text:p>1.54</text:p>
          </table:table-cell>
          <table:table-cell office:value-type="float" office:value="29355" calcext:value-type="float">
            <text:p>29355</text:p>
          </table:table-cell>
          <table:table-cell table:formula="of:=SQRT([.K19]/20)" office:value-type="float" office:value="38.311225508981" calcext:value-type="float">
            <text:p>38.311225508981</text:p>
          </table:table-cell>
          <table:table-cell table:number-columns-repeated="4"/>
          <table:table-cell office:value-type="float" office:value="1.18" calcext:value-type="float">
            <text:p>1.18</text:p>
          </table:table-cell>
          <table:table-cell office:value-type="float" office:value="12384" calcext:value-type="float">
            <text:p>12384</text:p>
          </table:table-cell>
          <table:table-cell table:formula="of:=SQRT([.R19]/20)" office:value-type="float" office:value="24.8837296239933" calcext:value-type="float">
            <text:p>24.8837296239933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1.4" calcext:value-type="float">
            <text:p>41.4</text:p>
          </table:table-cell>
          <table:table-cell table:style-name="ce1" table:formula="of:=SQRT([.E20]/20)" office:value-type="float" office:value="1.43874945699382" calcext:value-type="float">
            <text:p>1.4</text:p>
          </table:table-cell>
          <table:table-cell table:number-columns-repeated="3"/>
          <table:table-cell office:value-type="float" office:value="1.38" calcext:value-type="float">
            <text:p>1.38</text:p>
          </table:table-cell>
          <table:table-cell office:value-type="float" office:value="28842" calcext:value-type="float">
            <text:p>28842</text:p>
          </table:table-cell>
          <table:table-cell table:formula="of:=SQRT([.K20]/20)" office:value-type="float" office:value="37.974991770901" calcext:value-type="float">
            <text:p>37.974991770901</text:p>
          </table:table-cell>
          <table:table-cell table:number-columns-repeated="4"/>
          <table:table-cell office:value-type="float" office:value="0.91" calcext:value-type="float">
            <text:p>0.91</text:p>
          </table:table-cell>
          <table:table-cell office:value-type="float" office:value="12438" calcext:value-type="float">
            <text:p>12438</text:p>
          </table:table-cell>
          <table:table-cell table:formula="of:=SQRT([.R20]/20)" office:value-type="float" office:value="24.9379229287445" calcext:value-type="float">
            <text:p>24.9379229287445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.5" calcext:value-type="float">
            <text:p>9.5</text:p>
          </table:table-cell>
          <table:table-cell office:value-type="float" office:value="31.3" calcext:value-type="float">
            <text:p>31.3</text:p>
          </table:table-cell>
          <table:table-cell table:style-name="ce1" table:formula="of:=SQRT([.E21]/20)" office:value-type="float" office:value="1.25099960031968" calcext:value-type="float">
            <text:p>1.3</text:p>
          </table:table-cell>
          <table:table-cell table:number-columns-repeated="3"/>
          <table:table-cell office:value-type="float" office:value="1.09" calcext:value-type="float">
            <text:p>1.09</text:p>
          </table:table-cell>
          <table:table-cell office:value-type="float" office:value="27594" calcext:value-type="float">
            <text:p>27594</text:p>
          </table:table-cell>
          <table:table-cell table:formula="of:=SQRT([.K21]/20)" office:value-type="float" office:value="37.144313158275" calcext:value-type="float">
            <text:p>37.144313158275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0.8" calcext:value-type="float">
            <text:p>0.8</text:p>
          </table:table-cell>
          <table:table-cell office:value-type="float" office:value="25754" calcext:value-type="float">
            <text:p>25754</text:p>
          </table:table-cell>
          <table:table-cell table:formula="of:=SQRT([.K22]/20)" office:value-type="float" office:value="35.8845370598535" calcext:value-type="float">
            <text:p>35.8845370598535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0.84" calcext:value-type="float">
            <text:p>0.84</text:p>
          </table:table-cell>
          <table:table-cell office:value-type="float" office:value="26148" calcext:value-type="float">
            <text:p>26148</text:p>
          </table:table-cell>
          <table:table-cell table:formula="of:=SQRT([.K23]/20)" office:value-type="float" office:value="36.1579866696142" calcext:value-type="float">
            <text:p>36.1579866696142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.01" calcext:value-type="float">
            <text:p>1.01</text:p>
          </table:table-cell>
          <table:table-cell office:value-type="float" office:value="27090" calcext:value-type="float">
            <text:p>27090</text:p>
          </table:table-cell>
          <table:table-cell table:formula="of:=SQRT([.K24]/20)" office:value-type="float" office:value="36.8035324391559" calcext:value-type="float">
            <text:p>36.8035324391559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0.46" calcext:value-type="float">
            <text:p>0.46</text:p>
          </table:table-cell>
          <table:table-cell office:value-type="float" office:value="23339" calcext:value-type="float">
            <text:p>23339</text:p>
          </table:table-cell>
          <table:table-cell table:formula="of:=SQRT([.K25]/20)" office:value-type="float" office:value="34.1606498767222" calcext:value-type="float">
            <text:p>34.1606498767222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0.08" calcext:value-type="float">
            <text:p>0.08</text:p>
          </table:table-cell>
          <table:table-cell office:value-type="float" office:value="22188" calcext:value-type="float">
            <text:p>22188</text:p>
          </table:table-cell>
          <table:table-cell table:formula="of:=SQRT([.K26]/20)" office:value-type="float" office:value="33.3076567773838" calcext:value-type="float">
            <text:p>33.3076567773838</text:p>
          </table:table-cell>
          <table:table-cell table:number-columns-repeated="1012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21"/>
          <table:table-cell office:value-type="float" office:value="0" calcext:value-type="float">
            <text:p>0</text:p>
          </table:table-cell>
          <table:table-cell table:formula="of:=SQRT([.V33]/20)" office:value-type="float" office:value="0" calcext:value-type="float">
            <text:p>0</text:p>
          </table:table-cell>
          <table:table-cell table:number-columns-repeated="1001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24"/>
          <table:table-cell office:value-type="string" calcext:value-type="string">
            <text:p>1 Образец</text:p>
          </table:table-cell>
          <table:table-cell/>
          <table:table-cell office:value-type="string" calcext:value-type="string">
            <text:p>2 Образец</text:p>
          </table:table-cell>
          <table:table-cell/>
          <table:table-cell office:value-type="string" calcext:value-type="string">
            <text:p>3 Образец</text:p>
          </table:table-cell>
          <table:table-cell/>
          <table:table-cell office:value-type="string" calcext:value-type="string">
            <text:p>4 Образец</text:p>
          </table:table-cell>
          <table:table-cell table:number-columns-repeated="993"/>
        </table:table-row>
        <table:table-row table:style-name="ro2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ном</text:p>
          </table:table-cell>
          <table:table-cell office:value-type="string" calcext:value-type="string">
            <text:p>U-</text:p>
          </table:table-cell>
          <table:table-cell office:value-type="string" calcext:value-type="string">
            <text:p>I-</text:p>
          </table:table-cell>
          <table:table-cell/>
          <table:table-cell office:value-type="string" calcext:value-type="string">
            <text:p>V+</text:p>
          </table:table-cell>
          <table:table-cell office:value-type="string" calcext:value-type="string">
            <text:p>I+</text:p>
          </table:table-cell>
          <table:table-cell table:number-columns-repeated="2"/>
          <table:table-cell office:value-type="string" calcext:value-type="string">
            <text:p>№</text:p>
          </table:table-cell>
          <table:table-cell office:value-type="string" calcext:value-type="string">
            <text:p>$V$, $\frac{mm}{c}$</text:p>
          </table:table-cell>
          <table:table-cell office:value-type="string" calcext:value-type="string">
            <text:p>$I$, $c^{-1}$</text:p>
          </table:table-cell>
          <table:table-cell office:value-type="string" calcext:value-type="string">
            <text:p>$V$, $\frac{mm}{c}$</text:p>
          </table:table-cell>
          <table:table-cell office:value-type="string" calcext:value-type="string">
            <text:p>$I$, $c^{-1}$</text:p>
          </table:table-cell>
          <table:table-cell office:value-type="string" calcext:value-type="string">
            <text:p>$V$, $\frac{mm}{c}$</text:p>
          </table:table-cell>
          <table:table-cell office:value-type="string" calcext:value-type="string">
            <text:p>$I$, $c^{-1}$</text:p>
          </table:table-cell>
          <table:table-cell office:value-type="string" calcext:value-type="string">
            <text:p>$V$, $\frac{mm}{c}$</text:p>
          </table:table-cell>
          <table:table-cell office:value-type="string" calcext:value-type="string">
            <text:p>$I$, $c^{-1}$</text:p>
          </table:table-cell>
          <table:table-cell table:number-columns-repeated="992"/>
        </table:table-row>
        <table:table-row table:style-name="ro2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ном</text:p>
          </table:table-cell>
          <table:table-cell office:value-type="string" calcext:value-type="string">
            <text:p>U-</text:p>
          </table:table-cell>
          <table:table-cell office:value-type="string" calcext:value-type="string">
            <text:p>I-</text:p>
          </table:table-cell>
          <table:table-cell office:value-type="string" calcext:value-type="string">
            <text:p>V+</text:p>
          </table:table-cell>
          <table:table-cell office:value-type="string" calcext:value-type="string">
            <text:p>I+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R48]/20)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4.53" calcext:value-type="float">
            <text:p>-4.53</text:p>
          </table:table-cell>
          <table:table-cell office:value-type="float" office:value="40661.8" calcext:value-type="float">
            <text:p>40661.8</text:p>
          </table:table-cell>
          <table:table-cell office:value-type="float" office:value="-4.58" calcext:value-type="float">
            <text:p>-4.58</text:p>
          </table:table-cell>
          <table:table-cell office:value-type="float" office:value="20124.4" calcext:value-type="float">
            <text:p>20124.4</text:p>
          </table:table-cell>
          <table:table-cell office:value-type="float" office:value="-4.61" calcext:value-type="float">
            <text:p>-4.61</text:p>
          </table:table-cell>
          <table:table-cell office:value-type="float" office:value="12497" calcext:value-type="float">
            <text:p>12497</text:p>
          </table:table-cell>
          <table:table-cell office:value-type="float" office:value="-4.57" calcext:value-type="float">
            <text:p>-4.57</text:p>
          </table:table-cell>
          <table:table-cell office:value-type="float" office:value="31888" calcext:value-type="float">
            <text:p>31888</text:p>
          </table:table-cell>
          <table:table-cell table:number-columns-repeated="992"/>
        </table:table-row>
        <table:table-row table:style-name="ro2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4.53" calcext:value-type="float">
            <text:p>-4.53</text:p>
          </table:table-cell>
          <table:table-cell office:value-type="float" office:value="40661.8" calcext:value-type="float">
            <text:p>40661.8</text:p>
          </table:table-cell>
          <table:table-cell table:formula="of:=SQRT([.Z48]/20)" office:value-type="float" office:value="45.0897992898616" calcext:value-type="float">
            <text:p>45.089799289861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-3.44" calcext:value-type="float">
            <text:p>-3.44</text:p>
          </table:table-cell>
          <table:table-cell office:value-type="float" office:value="40668.6" calcext:value-type="float">
            <text:p>40668.6</text:p>
          </table:table-cell>
          <table:table-cell office:value-type="float" office:value="-3.53" calcext:value-type="float">
            <text:p>-3.53</text:p>
          </table:table-cell>
          <table:table-cell office:value-type="float" office:value="20031.5" calcext:value-type="float">
            <text:p>20031.5</text:p>
          </table:table-cell>
          <table:table-cell office:value-type="float" office:value="-3.52" calcext:value-type="float">
            <text:p>-3.52</text:p>
          </table:table-cell>
          <table:table-cell office:value-type="float" office:value="12514" calcext:value-type="float">
            <text:p>12514</text:p>
          </table:table-cell>
          <table:table-cell office:value-type="float" office:value="-3.39" calcext:value-type="float">
            <text:p>-3.39</text:p>
          </table:table-cell>
          <table:table-cell office:value-type="float" office:value="31577" calcext:value-type="float">
            <text:p>31577</text:p>
          </table:table-cell>
          <table:table-cell table:number-columns-repeated="992"/>
        </table:table-row>
        <table:table-row table:style-name="ro2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4.58" calcext:value-type="float">
            <text:p>-4.58</text:p>
          </table:table-cell>
          <table:table-cell office:value-type="float" office:value="20124.4" calcext:value-type="float">
            <text:p>20124.4</text:p>
          </table:table-cell>
          <table:table-cell table:formula="of:=SQRT([.K50]/20)" office:value-type="float" office:value="31.7209709813555" calcext:value-type="float">
            <text:p>31.720970981355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-3.44" calcext:value-type="float">
            <text:p>-3.44</text:p>
          </table:table-cell>
          <table:table-cell office:value-type="float" office:value="40668.6" calcext:value-type="float">
            <text:p>40668.6</text:p>
          </table:table-cell>
          <table:table-cell table:formula="of:=SQRT([.Z49]/20)" office:value-type="float" office:value="45.0935693863327" calcext:value-type="float">
            <text:p>45.093569386332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-2.8" calcext:value-type="float">
            <text:p>-2.8</text:p>
          </table:table-cell>
          <table:table-cell office:value-type="float" office:value="40588.8" calcext:value-type="float">
            <text:p>40588.8</text:p>
          </table:table-cell>
          <table:table-cell office:value-type="float" office:value="-2.78" calcext:value-type="float">
            <text:p>-2.78</text:p>
          </table:table-cell>
          <table:table-cell office:value-type="float" office:value="20077.2" calcext:value-type="float">
            <text:p>20077.2</text:p>
          </table:table-cell>
          <table:table-cell office:value-type="float" office:value="-2.78" calcext:value-type="float">
            <text:p>-2.78</text:p>
          </table:table-cell>
          <table:table-cell office:value-type="float" office:value="12490" calcext:value-type="float">
            <text:p>12490</text:p>
          </table:table-cell>
          <table:table-cell office:value-type="float" office:value="-2.78" calcext:value-type="float">
            <text:p>-2.78</text:p>
          </table:table-cell>
          <table:table-cell office:value-type="float" office:value="31168" calcext:value-type="float">
            <text:p>31168</text:p>
          </table:table-cell>
          <table:table-cell table:number-columns-repeated="992"/>
        </table:table-row>
        <table:table-row table:style-name="ro2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-3.53" calcext:value-type="float">
            <text:p>-3.53</text:p>
          </table:table-cell>
          <table:table-cell office:value-type="float" office:value="20031.5" calcext:value-type="float">
            <text:p>20031.5</text:p>
          </table:table-cell>
          <table:table-cell table:formula="of:=SQRT([.K51]/20)" office:value-type="float" office:value="31.6476697404406" calcext:value-type="float">
            <text:p>31.647669740440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2.8" calcext:value-type="float">
            <text:p>-2.8</text:p>
          </table:table-cell>
          <table:table-cell office:value-type="float" office:value="40588.8" calcext:value-type="float">
            <text:p>40588.8</text:p>
          </table:table-cell>
          <table:table-cell table:formula="of:=SQRT([.Z50]/20)" office:value-type="float" office:value="45.0493063209635" calcext:value-type="float">
            <text:p>45.049306320963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-2.36" calcext:value-type="float">
            <text:p>-2.36</text:p>
          </table:table-cell>
          <table:table-cell office:value-type="float" office:value="40602.7" calcext:value-type="float">
            <text:p>40602.7</text:p>
          </table:table-cell>
          <table:table-cell office:value-type="float" office:value="-2.02" calcext:value-type="float">
            <text:p>-2.02</text:p>
          </table:table-cell>
          <table:table-cell office:value-type="float" office:value="20069.2" calcext:value-type="float">
            <text:p>20069.2</text:p>
          </table:table-cell>
          <table:table-cell office:value-type="float" office:value="-1.95" calcext:value-type="float">
            <text:p>-1.95</text:p>
          </table:table-cell>
          <table:table-cell office:value-type="float" office:value="12482" calcext:value-type="float">
            <text:p>12482</text:p>
          </table:table-cell>
          <table:table-cell office:value-type="float" office:value="-1.8" calcext:value-type="float">
            <text:p>-1.8</text:p>
          </table:table-cell>
          <table:table-cell office:value-type="float" office:value="29899" calcext:value-type="float">
            <text:p>29899</text:p>
          </table:table-cell>
          <table:table-cell table:number-columns-repeated="992"/>
        </table:table-row>
        <table:table-row table:style-name="ro2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-2.78" calcext:value-type="float">
            <text:p>-2.78</text:p>
          </table:table-cell>
          <table:table-cell office:value-type="float" office:value="20077.2" calcext:value-type="float">
            <text:p>20077.2</text:p>
          </table:table-cell>
          <table:table-cell table:formula="of:=SQRT([.K52]/20)" office:value-type="float" office:value="31.6837497780802" calcext:value-type="float">
            <text:p>31.68374977808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-2.36" calcext:value-type="float">
            <text:p>-2.36</text:p>
          </table:table-cell>
          <table:table-cell office:value-type="float" office:value="40602.7" calcext:value-type="float">
            <text:p>40602.7</text:p>
          </table:table-cell>
          <table:table-cell table:formula="of:=SQRT([.Z51]/20)" office:value-type="float" office:value="45.0570194309388" calcext:value-type="float">
            <text:p>45.057019430938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-1.97" calcext:value-type="float">
            <text:p>-1.97</text:p>
          </table:table-cell>
          <table:table-cell office:value-type="float" office:value="40605.9" calcext:value-type="float">
            <text:p>40605.9</text:p>
          </table:table-cell>
          <table:table-cell office:value-type="float" office:value="-1.53" calcext:value-type="float">
            <text:p>-1.53</text:p>
          </table:table-cell>
          <table:table-cell office:value-type="float" office:value="20055.5" calcext:value-type="float">
            <text:p>20055.5</text:p>
          </table:table-cell>
          <table:table-cell office:value-type="float" office:value="-1.26" calcext:value-type="float">
            <text:p>-1.26</text:p>
          </table:table-cell>
          <table:table-cell office:value-type="float" office:value="12426" calcext:value-type="float">
            <text:p>12426</text:p>
          </table:table-cell>
          <table:table-cell office:value-type="float" office:value="-1.54" calcext:value-type="float">
            <text:p>-1.54</text:p>
          </table:table-cell>
          <table:table-cell office:value-type="float" office:value="29181" calcext:value-type="float">
            <text:p>29181</text:p>
          </table:table-cell>
          <table:table-cell table:number-columns-repeated="992"/>
        </table:table-row>
        <table:table-row table:style-name="ro2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-2.02" calcext:value-type="float">
            <text:p>-2.02</text:p>
          </table:table-cell>
          <table:table-cell office:value-type="float" office:value="20069.2" calcext:value-type="float">
            <text:p>20069.2</text:p>
          </table:table-cell>
          <table:table-cell table:formula="of:=SQRT([.K53]/20)" office:value-type="float" office:value="31.6774367649909" calcext:value-type="float">
            <text:p>31.677436764990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-1.97" calcext:value-type="float">
            <text:p>-1.97</text:p>
          </table:table-cell>
          <table:table-cell office:value-type="float" office:value="40605.9" calcext:value-type="float">
            <text:p>40605.9</text:p>
          </table:table-cell>
          <table:table-cell table:formula="of:=SQRT([.Z52]/20)" office:value-type="float" office:value="45.0587949239657" calcext:value-type="float">
            <text:p>45.058794923965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-1.52" calcext:value-type="float">
            <text:p>-1.52</text:p>
          </table:table-cell>
          <table:table-cell office:value-type="float" office:value="40543.7" calcext:value-type="float">
            <text:p>40543.7</text:p>
          </table:table-cell>
          <table:table-cell office:value-type="float" office:value="-1.37" calcext:value-type="float">
            <text:p>-1.37</text:p>
          </table:table-cell>
          <table:table-cell office:value-type="float" office:value="20005.9" calcext:value-type="float">
            <text:p>20005.9</text:p>
          </table:table-cell>
          <table:table-cell office:value-type="float" office:value="-1.38" calcext:value-type="float">
            <text:p>-1.38</text:p>
          </table:table-cell>
          <table:table-cell office:value-type="float" office:value="12480" calcext:value-type="float">
            <text:p>12480</text:p>
          </table:table-cell>
          <table:table-cell office:value-type="float" office:value="-1.38" calcext:value-type="float">
            <text:p>-1.38</text:p>
          </table:table-cell>
          <table:table-cell office:value-type="float" office:value="28696" calcext:value-type="float">
            <text:p>28696</text:p>
          </table:table-cell>
          <table:table-cell table:number-columns-repeated="992"/>
        </table:table-row>
        <table:table-row table:style-name="ro2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-1.53" calcext:value-type="float">
            <text:p>-1.53</text:p>
          </table:table-cell>
          <table:table-cell office:value-type="float" office:value="20055.5" calcext:value-type="float">
            <text:p>20055.5</text:p>
          </table:table-cell>
          <table:table-cell table:formula="of:=SQRT([.K54]/20)" office:value-type="float" office:value="31.6666228069872" calcext:value-type="float">
            <text:p>31.666622806987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-1.52" calcext:value-type="float">
            <text:p>-1.52</text:p>
          </table:table-cell>
          <table:table-cell office:value-type="float" office:value="40543.7" calcext:value-type="float">
            <text:p>40543.7</text:p>
          </table:table-cell>
          <table:table-cell table:formula="of:=SQRT([.Z53]/20)" office:value-type="float" office:value="45.0242712323031" calcext:value-type="float">
            <text:p>45.024271232303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-1.73" calcext:value-type="float">
            <text:p>-1.73</text:p>
          </table:table-cell>
          <table:table-cell office:value-type="float" office:value="40653.3" calcext:value-type="float">
            <text:p>40653.3</text:p>
          </table:table-cell>
          <table:table-cell office:value-type="float" office:value="-1.07" calcext:value-type="float">
            <text:p>-1.07</text:p>
          </table:table-cell>
          <table:table-cell office:value-type="float" office:value="19962.6" calcext:value-type="float">
            <text:p>19962.6</text:p>
          </table:table-cell>
          <table:table-cell office:value-type="float" office:value="-1.06" calcext:value-type="float">
            <text:p>-1.06</text:p>
          </table:table-cell>
          <table:table-cell office:value-type="float" office:value="12482" calcext:value-type="float">
            <text:p>12482</text:p>
          </table:table-cell>
          <table:table-cell office:value-type="float" office:value="-1.09" calcext:value-type="float">
            <text:p>-1.09</text:p>
          </table:table-cell>
          <table:table-cell office:value-type="float" office:value="27302" calcext:value-type="float">
            <text:p>27302</text:p>
          </table:table-cell>
          <table:table-cell table:number-columns-repeated="6"/>
          <table:table-cell office:value-type="string" calcext:value-type="string">
            <text:p>№</text:p>
          </table:table-cell>
          <table:table-cell table:number-columns-repeated="2"/>
          <table:table-cell office:value-type="string" calcext:value-type="string">
            <text:p>№</text:p>
          </table:table-cell>
          <table:table-cell table:number-columns-repeated="982"/>
        </table:table-row>
        <table:table-row table:style-name="ro2"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-1.37" calcext:value-type="float">
            <text:p>-1.37</text:p>
          </table:table-cell>
          <table:table-cell office:value-type="float" office:value="20005.9" calcext:value-type="float">
            <text:p>20005.9</text:p>
          </table:table-cell>
          <table:table-cell table:formula="of:=SQRT([.K55]/20)" office:value-type="float" office:value="31.6274406172868" calcext:value-type="float">
            <text:p>31.627440617286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-1.73" calcext:value-type="float">
            <text:p>-1.73</text:p>
          </table:table-cell>
          <table:table-cell office:value-type="float" office:value="40653.3" calcext:value-type="float">
            <text:p>40653.3</text:p>
          </table:table-cell>
          <table:table-cell table:formula="of:=SQRT([.Z54]/20)" office:value-type="float" office:value="45.0850862259351" calcext:value-type="float">
            <text:p>45.085086225935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-2.17" calcext:value-type="float">
            <text:p>-2.17</text:p>
          </table:table-cell>
          <table:table-cell office:value-type="float" office:value="40602.8" calcext:value-type="float">
            <text:p>40602.8</text:p>
          </table:table-cell>
          <table:table-cell office:value-type="float" office:value="-0.79" calcext:value-type="float">
            <text:p>-0.79</text:p>
          </table:table-cell>
          <table:table-cell office:value-type="float" office:value="19938.4" calcext:value-type="float">
            <text:p>19938.4</text:p>
          </table:table-cell>
          <table:table-cell office:value-type="float" office:value="-0.78" calcext:value-type="float">
            <text:p>-0.78</text:p>
          </table:table-cell>
          <table:table-cell office:value-type="float" office:value="12476" calcext:value-type="float">
            <text:p>12476</text:p>
          </table:table-cell>
          <table:table-cell office:value-type="float" office:value="-0.79" calcext:value-type="float">
            <text:p>-0.79</text:p>
          </table:table-cell>
          <table:table-cell office:value-type="float" office:value="25326" calcext:value-type="float">
            <text:p>25326</text:p>
          </table:table-cell>
          <table:table-cell table:number-columns-repeated="992"/>
        </table:table-row>
        <table:table-row table:style-name="ro2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-1.07" calcext:value-type="float">
            <text:p>-1.07</text:p>
          </table:table-cell>
          <table:table-cell office:value-type="float" office:value="19962.6" calcext:value-type="float">
            <text:p>19962.6</text:p>
          </table:table-cell>
          <table:table-cell table:formula="of:=SQRT([.K56]/20)" office:value-type="float" office:value="31.5931954699109" calcext:value-type="float">
            <text:p>31.593195469910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-2.17" calcext:value-type="float">
            <text:p>-2.17</text:p>
          </table:table-cell>
          <table:table-cell office:value-type="float" office:value="40602.8" calcext:value-type="float">
            <text:p>40602.8</text:p>
          </table:table-cell>
          <table:table-cell table:formula="of:=SQRT([.Z55]/20)" office:value-type="float" office:value="45.057074916155" calcext:value-type="float">
            <text:p>45.05707491615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-2.59" calcext:value-type="float">
            <text:p>-2.59</text:p>
          </table:table-cell>
          <table:table-cell office:value-type="float" office:value="40672.6" calcext:value-type="float">
            <text:p>40672.6</text:p>
          </table:table-cell>
          <table:table-cell office:value-type="float" office:value="-1.17" calcext:value-type="float">
            <text:p>-1.17</text:p>
          </table:table-cell>
          <table:table-cell office:value-type="float" office:value="19971.1" calcext:value-type="float">
            <text:p>19971.1</text:p>
          </table:table-cell>
          <table:table-cell office:value-type="float" office:value="-0.46" calcext:value-type="float">
            <text:p>-0.46</text:p>
          </table:table-cell>
          <table:table-cell office:value-type="float" office:value="12459.4" calcext:value-type="float">
            <text:p>12459.4</text:p>
          </table:table-cell>
          <table:table-cell office:value-type="float" office:value="-0.84" calcext:value-type="float">
            <text:p>-0.84</text:p>
          </table:table-cell>
          <table:table-cell office:value-type="float" office:value="25703" calcext:value-type="float">
            <text:p>25703</text:p>
          </table:table-cell>
          <table:table-cell table:number-columns-repeated="992"/>
        </table:table-row>
        <table:table-row table:style-name="ro2"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-0.79" calcext:value-type="float">
            <text:p>-0.79</text:p>
          </table:table-cell>
          <table:table-cell office:value-type="float" office:value="19938.4" calcext:value-type="float">
            <text:p>19938.4</text:p>
          </table:table-cell>
          <table:table-cell table:formula="of:=SQRT([.K57]/20)" office:value-type="float" office:value="31.5740399695699" calcext:value-type="float">
            <text:p>31.574039969569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-2.59" calcext:value-type="float">
            <text:p>-2.59</text:p>
          </table:table-cell>
          <table:table-cell office:value-type="float" office:value="40672.6" calcext:value-type="float">
            <text:p>40672.6</text:p>
          </table:table-cell>
          <table:table-cell table:formula="of:=SQRT([.Z56]/20)" office:value-type="float" office:value="45.0957869429063" calcext:value-type="float">
            <text:p>45.095786942906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-1.63" calcext:value-type="float">
            <text:p>-1.63</text:p>
          </table:table-cell>
          <table:table-cell office:value-type="float" office:value="40610.7" calcext:value-type="float">
            <text:p>40610.7</text:p>
          </table:table-cell>
          <table:table-cell office:value-type="float" office:value="-2.21" calcext:value-type="float">
            <text:p>-2.21</text:p>
          </table:table-cell>
          <table:table-cell office:value-type="float" office:value="20047.1" calcext:value-type="float">
            <text:p>20047.1</text:p>
          </table:table-cell>
          <table:table-cell table:number-columns-repeated="2"/>
          <table:table-cell office:value-type="float" office:value="-1.01" calcext:value-type="float">
            <text:p>-1.01</text:p>
          </table:table-cell>
          <table:table-cell office:value-type="float" office:value="26762" calcext:value-type="float">
            <text:p>26762</text:p>
          </table:table-cell>
          <table:table-cell table:number-columns-repeated="992"/>
        </table:table-row>
        <table:table-row table:style-name="ro2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-1.17" calcext:value-type="float">
            <text:p>-1.17</text:p>
          </table:table-cell>
          <table:table-cell office:value-type="float" office:value="19971.1" calcext:value-type="float">
            <text:p>19971.1</text:p>
          </table:table-cell>
          <table:table-cell table:formula="of:=SQRT([.K58]/20)" office:value-type="float" office:value="31.5999208859769" calcext:value-type="float">
            <text:p>31.599920885976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-1.63" calcext:value-type="float">
            <text:p>-1.63</text:p>
          </table:table-cell>
          <table:table-cell office:value-type="float" office:value="40610.7" calcext:value-type="float">
            <text:p>40610.7</text:p>
          </table:table-cell>
          <table:table-cell table:formula="of:=SQRT([.Z57]/20)" office:value-type="float" office:value="45.0614580323362" calcext:value-type="float">
            <text:p>45.0614580323362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-1.36" calcext:value-type="float">
            <text:p>-1.36</text:p>
          </table:table-cell>
          <table:table-cell office:value-type="float" office:value="40623.1" calcext:value-type="float">
            <text:p>40623.1</text:p>
          </table:table-cell>
          <table:table-cell table:number-columns-repeated="4"/>
          <table:table-cell office:value-type="float" office:value="-0.45" calcext:value-type="float">
            <text:p>-0.45</text:p>
          </table:table-cell>
          <table:table-cell office:value-type="float" office:value="22967" calcext:value-type="float">
            <text:p>22967</text:p>
          </table:table-cell>
          <table:table-cell table:number-columns-repeated="992"/>
        </table:table-row>
        <table:table-row table:style-name="ro2"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-2.21" calcext:value-type="float">
            <text:p>-2.21</text:p>
          </table:table-cell>
          <table:table-cell office:value-type="float" office:value="20047.1" calcext:value-type="float">
            <text:p>20047.1</text:p>
          </table:table-cell>
          <table:table-cell table:formula="of:=SQRT([.K59]/20)" office:value-type="float" office:value="31.6599905243195" calcext:value-type="float">
            <text:p>31.659990524319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-1.36" calcext:value-type="float">
            <text:p>-1.36</text:p>
          </table:table-cell>
          <table:table-cell office:value-type="float" office:value="40623.1" calcext:value-type="float">
            <text:p>40623.1</text:p>
          </table:table-cell>
          <table:table-cell table:formula="of:=SQRT([.Z58]/20)" office:value-type="float" office:value="45.0683370006039" calcext:value-type="float">
            <text:p>45.0683370006039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-0.74" calcext:value-type="float">
            <text:p>-0.74</text:p>
          </table:table-cell>
          <table:table-cell office:value-type="float" office:value="40605.6" calcext:value-type="float">
            <text:p>40605.6</text:p>
          </table:table-cell>
          <table:table-cell table:number-columns-repeated="4"/>
          <table:table-cell office:value-type="float" office:value="-0.05" calcext:value-type="float">
            <text:p>-0.05</text:p>
          </table:table-cell>
          <table:table-cell office:value-type="float" office:value="22042" calcext:value-type="float">
            <text:p>22042</text:p>
          </table:table-cell>
          <table:table-cell table:number-columns-repeated="992"/>
        </table:table-row>
        <table:table-row table:style-name="ro2">
          <table:table-cell table:number-columns-repeated="9"/>
          <table:table-cell office:value-type="float" office:value="4.59" calcext:value-type="float">
            <text:p>4.59</text:p>
          </table:table-cell>
          <table:table-cell office:value-type="float" office:value="19668.5" calcext:value-type="float">
            <text:p>19668.5</text:p>
          </table:table-cell>
          <table:table-cell table:formula="of:=SQRT([.K60]/20)" office:value-type="float" office:value="31.3596077781595" calcext:value-type="float">
            <text:p>31.359607778159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-0.74" calcext:value-type="float">
            <text:p>-0.74</text:p>
          </table:table-cell>
          <table:table-cell office:value-type="float" office:value="40605.6" calcext:value-type="float">
            <text:p>40605.6</text:p>
          </table:table-cell>
          <table:table-cell table:formula="of:=SQRT([.Z59]/20)" office:value-type="float" office:value="45.0586284744665" calcext:value-type="float">
            <text:p>45.0586284744665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-1.86" calcext:value-type="float">
            <text:p>-1.86</text:p>
          </table:table-cell>
          <table:table-cell office:value-type="float" office:value="40658.6" calcext:value-type="float">
            <text:p>40658.6</text:p>
          </table:table-cell>
          <table:table-cell table:number-columns-repeated="998"/>
        </table:table-row>
        <table:table-row table:style-name="ro2">
          <table:table-cell table:number-columns-repeated="9"/>
          <table:table-cell office:value-type="float" office:value="3.53" calcext:value-type="float">
            <text:p>3.53</text:p>
          </table:table-cell>
          <table:table-cell office:value-type="float" office:value="19128.4" calcext:value-type="float">
            <text:p>19128.4</text:p>
          </table:table-cell>
          <table:table-cell table:formula="of:=SQRT([.K61]/20)" office:value-type="float" office:value="30.926040807061" calcext:value-type="float">
            <text:p>30.92604080706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-1.86" calcext:value-type="float">
            <text:p>-1.86</text:p>
          </table:table-cell>
          <table:table-cell office:value-type="float" office:value="40658.6" calcext:value-type="float">
            <text:p>40658.6</text:p>
          </table:table-cell>
          <table:table-cell table:formula="of:=SQRT([.Z60]/20)" office:value-type="float" office:value="45.0880250177361" calcext:value-type="float">
            <text:p>45.088025017736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.54" calcext:value-type="float">
            <text:p>4.54</text:p>
          </table:table-cell>
          <table:table-cell office:value-type="float" office:value="40302.2" calcext:value-type="float">
            <text:p>40302.2</text:p>
          </table:table-cell>
          <table:table-cell office:value-type="float" office:value="4.59" calcext:value-type="float">
            <text:p>4.59</text:p>
          </table:table-cell>
          <table:table-cell office:value-type="float" office:value="19668.5" calcext:value-type="float">
            <text:p>19668.5</text:p>
          </table:table-cell>
          <table:table-cell office:value-type="float" office:value="5.01" calcext:value-type="float">
            <text:p>5.01</text:p>
          </table:table-cell>
          <table:table-cell office:value-type="float" office:value="12286" calcext:value-type="float">
            <text:p>12286</text:p>
          </table:table-cell>
          <table:table-cell office:value-type="float" office:value="4.55" calcext:value-type="float">
            <text:p>4.55</text:p>
          </table:table-cell>
          <table:table-cell office:value-type="float" office:value="31986" calcext:value-type="float">
            <text:p>31986</text:p>
          </table:table-cell>
          <table:table-cell table:number-columns-repeated="992"/>
        </table:table-row>
        <table:table-row table:style-name="ro2">
          <table:table-cell table:number-columns-repeated="9"/>
          <table:table-cell office:value-type="float" office:value="2.81" calcext:value-type="float">
            <text:p>2.81</text:p>
          </table:table-cell>
          <table:table-cell office:value-type="float" office:value="18152.2" calcext:value-type="float">
            <text:p>18152.2</text:p>
          </table:table-cell>
          <table:table-cell table:formula="of:=SQRT([.K62]/20)" office:value-type="float" office:value="30.1265663493203" calcext:value-type="float">
            <text:p>30.1265663493203</text:p>
          </table:table-cell>
          <table:table-cell table:number-columns-repeated="4"/>
          <table:table-cell office:value-type="float" office:value="4.54" calcext:value-type="float">
            <text:p>4.54</text:p>
          </table:table-cell>
          <table:table-cell office:value-type="float" office:value="40302.2" calcext:value-type="float">
            <text:p>40302.2</text:p>
          </table:table-cell>
          <table:table-cell table:formula="of:=SQRT([.Z61]/20)" office:value-type="float" office:value="44.8899766094838" calcext:value-type="float">
            <text:p>44.889976609483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.44" calcext:value-type="float">
            <text:p>3.44</text:p>
          </table:table-cell>
          <table:table-cell office:value-type="float" office:value="39584.4" calcext:value-type="float">
            <text:p>39584.4</text:p>
          </table:table-cell>
          <table:table-cell office:value-type="float" office:value="3.53" calcext:value-type="float">
            <text:p>3.53</text:p>
          </table:table-cell>
          <table:table-cell office:value-type="float" office:value="19128.4" calcext:value-type="float">
            <text:p>19128.4</text:p>
          </table:table-cell>
          <table:table-cell office:value-type="float" office:value="3.54" calcext:value-type="float">
            <text:p>3.54</text:p>
          </table:table-cell>
          <table:table-cell office:value-type="float" office:value="11978" calcext:value-type="float">
            <text:p>11978</text:p>
          </table:table-cell>
          <table:table-cell office:value-type="float" office:value="3.4" calcext:value-type="float">
            <text:p>3.4</text:p>
          </table:table-cell>
          <table:table-cell office:value-type="float" office:value="31644" calcext:value-type="float">
            <text:p>31644</text:p>
          </table:table-cell>
          <table:table-cell table:number-columns-repeated="992"/>
        </table:table-row>
        <table:table-row table:style-name="ro2">
          <table:table-cell table:number-columns-repeated="9"/>
          <table:table-cell office:value-type="float" office:value="2.04" calcext:value-type="float">
            <text:p>2.04</text:p>
          </table:table-cell>
          <table:table-cell office:value-type="float" office:value="17239.7" calcext:value-type="float">
            <text:p>17239.7</text:p>
          </table:table-cell>
          <table:table-cell table:formula="of:=SQRT([.K63]/20)" office:value-type="float" office:value="29.3595810596814" calcext:value-type="float">
            <text:p>29.3595810596814</text:p>
          </table:table-cell>
          <table:table-cell table:number-columns-repeated="4"/>
          <table:table-cell office:value-type="float" office:value="3.44" calcext:value-type="float">
            <text:p>3.44</text:p>
          </table:table-cell>
          <table:table-cell office:value-type="float" office:value="39584.4" calcext:value-type="float">
            <text:p>39584.4</text:p>
          </table:table-cell>
          <table:table-cell table:formula="of:=SQRT([.Z62]/20)" office:value-type="float" office:value="44.4884254610118" calcext:value-type="float">
            <text:p>44.48842546101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83" calcext:value-type="float">
            <text:p>2.83</text:p>
          </table:table-cell>
          <table:table-cell office:value-type="float" office:value="38510.7" calcext:value-type="float">
            <text:p>38510.7</text:p>
          </table:table-cell>
          <table:table-cell office:value-type="float" office:value="2.81" calcext:value-type="float">
            <text:p>2.81</text:p>
          </table:table-cell>
          <table:table-cell office:value-type="float" office:value="18152.2" calcext:value-type="float">
            <text:p>18152.2</text:p>
          </table:table-cell>
          <table:table-cell office:value-type="float" office:value="2.81" calcext:value-type="float">
            <text:p>2.81</text:p>
          </table:table-cell>
          <table:table-cell office:value-type="float" office:value="11257" calcext:value-type="float">
            <text:p>11257</text:p>
          </table:table-cell>
          <table:table-cell office:value-type="float" office:value="2.81" calcext:value-type="float">
            <text:p>2.81</text:p>
          </table:table-cell>
          <table:table-cell office:value-type="float" office:value="31262" calcext:value-type="float">
            <text:p>31262</text:p>
          </table:table-cell>
          <table:table-cell table:number-columns-repeated="992"/>
        </table:table-row>
        <table:table-row table:style-name="ro2">
          <table:table-cell table:number-columns-repeated="9"/>
          <table:table-cell office:value-type="float" office:value="1.55" calcext:value-type="float">
            <text:p>1.55</text:p>
          </table:table-cell>
          <table:table-cell office:value-type="float" office:value="19009.9" calcext:value-type="float">
            <text:p>19009.9</text:p>
          </table:table-cell>
          <table:table-cell table:formula="of:=SQRT([.K64]/20)" office:value-type="float" office:value="30.8300989294553" calcext:value-type="float">
            <text:p>30.8300989294553</text:p>
          </table:table-cell>
          <table:table-cell table:number-columns-repeated="4"/>
          <table:table-cell office:value-type="float" office:value="2.83" calcext:value-type="float">
            <text:p>2.83</text:p>
          </table:table-cell>
          <table:table-cell office:value-type="float" office:value="38510.7" calcext:value-type="float">
            <text:p>38510.7</text:p>
          </table:table-cell>
          <table:table-cell table:formula="of:=SQRT([.Z63]/20)" office:value-type="float" office:value="43.8809184042449" calcext:value-type="float">
            <text:p>43.880918404244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.38" calcext:value-type="float">
            <text:p>2.38</text:p>
          </table:table-cell>
          <table:table-cell office:value-type="float" office:value="37214.9" calcext:value-type="float">
            <text:p>37214.9</text:p>
          </table:table-cell>
          <table:table-cell office:value-type="float" office:value="2.04" calcext:value-type="float">
            <text:p>2.04</text:p>
          </table:table-cell>
          <table:table-cell office:value-type="float" office:value="17239.7" calcext:value-type="float">
            <text:p>17239.7</text:p>
          </table:table-cell>
          <table:table-cell office:value-type="float" office:value="1.98" calcext:value-type="float">
            <text:p>1.98</text:p>
          </table:table-cell>
          <table:table-cell office:value-type="float" office:value="10889" calcext:value-type="float">
            <text:p>10889</text:p>
          </table:table-cell>
          <table:table-cell office:value-type="float" office:value="1.83" calcext:value-type="float">
            <text:p>1.83</text:p>
          </table:table-cell>
          <table:table-cell office:value-type="float" office:value="30085" calcext:value-type="float">
            <text:p>30085</text:p>
          </table:table-cell>
          <table:table-cell table:number-columns-repeated="992"/>
        </table:table-row>
        <table:table-row table:style-name="ro2">
          <table:table-cell table:number-columns-repeated="9"/>
          <table:table-cell office:value-type="float" office:value="1.38" calcext:value-type="float">
            <text:p>1.38</text:p>
          </table:table-cell>
          <table:table-cell office:value-type="float" office:value="19309.9" calcext:value-type="float">
            <text:p>19309.9</text:p>
          </table:table-cell>
          <table:table-cell table:formula="of:=SQRT([.K65]/20)" office:value-type="float" office:value="31.0724154194681" calcext:value-type="float">
            <text:p>31.0724154194681</text:p>
          </table:table-cell>
          <table:table-cell table:number-columns-repeated="4"/>
          <table:table-cell office:value-type="float" office:value="2.38" calcext:value-type="float">
            <text:p>2.38</text:p>
          </table:table-cell>
          <table:table-cell office:value-type="float" office:value="37214.9" calcext:value-type="float">
            <text:p>37214.9</text:p>
          </table:table-cell>
          <table:table-cell table:formula="of:=SQRT([.Z64]/20)" office:value-type="float" office:value="43.1363535779277" calcext:value-type="float">
            <text:p>43.136353577927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</text:p>
          </table:table-cell>
          <table:table-cell office:value-type="float" office:value="37582.1" calcext:value-type="float">
            <text:p>37582.1</text:p>
          </table:table-cell>
          <table:table-cell office:value-type="float" office:value="1.55" calcext:value-type="float">
            <text:p>1.55</text:p>
          </table:table-cell>
          <table:table-cell office:value-type="float" office:value="19009.9" calcext:value-type="float">
            <text:p>19009.9</text:p>
          </table:table-cell>
          <table:table-cell office:value-type="float" office:value="1.3" calcext:value-type="float">
            <text:p>1.3</text:p>
          </table:table-cell>
          <table:table-cell office:value-type="float" office:value="12104" calcext:value-type="float">
            <text:p>12104</text:p>
          </table:table-cell>
          <table:table-cell office:value-type="float" office:value="1.54" calcext:value-type="float">
            <text:p>1.54</text:p>
          </table:table-cell>
          <table:table-cell office:value-type="float" office:value="29355" calcext:value-type="float">
            <text:p>29355</text:p>
          </table:table-cell>
          <table:table-cell table:number-columns-repeated="992"/>
        </table:table-row>
        <table:table-row table:style-name="ro2">
          <table:table-cell table:number-columns-repeated="9"/>
          <table:table-cell office:value-type="float" office:value="1.09" calcext:value-type="float">
            <text:p>1.09</text:p>
          </table:table-cell>
          <table:table-cell office:value-type="float" office:value="19603.1" calcext:value-type="float">
            <text:p>19603.1</text:p>
          </table:table-cell>
          <table:table-cell table:formula="of:=SQRT([.K66]/20)" office:value-type="float" office:value="31.3074272338051" calcext:value-type="float">
            <text:p>31.3074272338051</text:p>
          </table:table-cell>
          <table:table-cell table:number-columns-repeated="4"/>
          <table:table-cell office:value-type="float" office:value="2.4" calcext:value-type="float">
            <text:p>2.4</text:p>
          </table:table-cell>
          <table:table-cell office:value-type="float" office:value="37582.1" calcext:value-type="float">
            <text:p>37582.1</text:p>
          </table:table-cell>
          <table:table-cell table:formula="of:=SQRT([.Z65]/20)" office:value-type="float" office:value="43.3486447308333" calcext:value-type="float">
            <text:p>43.348644730833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39508.1" calcext:value-type="float">
            <text:p>39508.1</text:p>
          </table:table-cell>
          <table:table-cell office:value-type="float" office:value="1.38" calcext:value-type="float">
            <text:p>1.38</text:p>
          </table:table-cell>
          <table:table-cell office:value-type="float" office:value="19309.9" calcext:value-type="float">
            <text:p>19309.9</text:p>
          </table:table-cell>
          <table:table-cell office:value-type="float" office:value="1.38" calcext:value-type="float">
            <text:p>1.38</text:p>
          </table:table-cell>
          <table:table-cell office:value-type="float" office:value="11992" calcext:value-type="float">
            <text:p>11992</text:p>
          </table:table-cell>
          <table:table-cell office:value-type="float" office:value="1.38" calcext:value-type="float">
            <text:p>1.38</text:p>
          </table:table-cell>
          <table:table-cell office:value-type="float" office:value="28842" calcext:value-type="float">
            <text:p>28842</text:p>
          </table:table-cell>
          <table:table-cell table:number-columns-repeated="992"/>
        </table:table-row>
        <table:table-row table:style-name="ro2">
          <table:table-cell table:number-columns-repeated="9"/>
          <table:table-cell office:value-type="float" office:value="0.78" calcext:value-type="float">
            <text:p>0.78</text:p>
          </table:table-cell>
          <table:table-cell office:value-type="float" office:value="19687.9" calcext:value-type="float">
            <text:p>19687.9</text:p>
          </table:table-cell>
          <table:table-cell table:formula="of:=SQRT([.K67]/20)" office:value-type="float" office:value="31.3750697210381" calcext:value-type="float">
            <text:p>31.3750697210381</text:p>
          </table:table-cell>
          <table:table-cell table:number-columns-repeated="4"/>
          <table:table-cell office:value-type="float" office:value="1.55" calcext:value-type="float">
            <text:p>1.55</text:p>
          </table:table-cell>
          <table:table-cell office:value-type="float" office:value="39508.1" calcext:value-type="float">
            <text:p>39508.1</text:p>
          </table:table-cell>
          <table:table-cell table:formula="of:=SQRT([.Z66]/20)" office:value-type="float" office:value="44.4455284590025" calcext:value-type="float">
            <text:p>44.445528459002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.76" calcext:value-type="float">
            <text:p>1.76</text:p>
          </table:table-cell>
          <table:table-cell office:value-type="float" office:value="38744.9" calcext:value-type="float">
            <text:p>38744.9</text:p>
          </table:table-cell>
          <table:table-cell office:value-type="float" office:value="1.09" calcext:value-type="float">
            <text:p>1.09</text:p>
          </table:table-cell>
          <table:table-cell office:value-type="float" office:value="19603.1" calcext:value-type="float">
            <text:p>19603.1</text:p>
          </table:table-cell>
          <table:table-cell office:value-type="float" office:value="1.06" calcext:value-type="float">
            <text:p>1.06</text:p>
          </table:table-cell>
          <table:table-cell office:value-type="float" office:value="12272" calcext:value-type="float">
            <text:p>12272</text:p>
          </table:table-cell>
          <table:table-cell office:value-type="float" office:value="1.09" calcext:value-type="float">
            <text:p>1.09</text:p>
          </table:table-cell>
          <table:table-cell office:value-type="float" office:value="27594" calcext:value-type="float">
            <text:p>27594</text:p>
          </table:table-cell>
          <table:table-cell table:number-columns-repeated="992"/>
        </table:table-row>
        <table:table-row table:style-name="ro2">
          <table:table-cell table:number-columns-repeated="9"/>
          <table:table-cell office:value-type="float" office:value="1.23" calcext:value-type="float">
            <text:p>1.23</text:p>
          </table:table-cell>
          <table:table-cell office:value-type="float" office:value="19465.5" calcext:value-type="float">
            <text:p>19465.5</text:p>
          </table:table-cell>
          <table:table-cell table:formula="of:=SQRT([.K68]/20)" office:value-type="float" office:value="31.1973556571707" calcext:value-type="float">
            <text:p>31.1973556571707</text:p>
          </table:table-cell>
          <table:table-cell table:number-columns-repeated="4"/>
          <table:table-cell office:value-type="float" office:value="1.76" calcext:value-type="float">
            <text:p>1.76</text:p>
          </table:table-cell>
          <table:table-cell office:value-type="float" office:value="38744.9" calcext:value-type="float">
            <text:p>38744.9</text:p>
          </table:table-cell>
          <table:table-cell table:formula="of:=SQRT([.Z67]/20)" office:value-type="float" office:value="44.0141454534789" calcext:value-type="float">
            <text:p>44.0141454534789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.2" calcext:value-type="float">
            <text:p>2.2</text:p>
          </table:table-cell>
          <table:table-cell office:value-type="float" office:value="36912.4" calcext:value-type="float">
            <text:p>36912.4</text:p>
          </table:table-cell>
          <table:table-cell office:value-type="float" office:value="0.78" calcext:value-type="float">
            <text:p>0.78</text:p>
          </table:table-cell>
          <table:table-cell office:value-type="float" office:value="19687.9" calcext:value-type="float">
            <text:p>19687.9</text:p>
          </table:table-cell>
          <table:table-cell office:value-type="float" office:value="1.18" calcext:value-type="float">
            <text:p>1.18</text:p>
          </table:table-cell>
          <table:table-cell office:value-type="float" office:value="12384" calcext:value-type="float">
            <text:p>12384</text:p>
          </table:table-cell>
          <table:table-cell office:value-type="float" office:value="0.8" calcext:value-type="float">
            <text:p>0.8</text:p>
          </table:table-cell>
          <table:table-cell office:value-type="float" office:value="25754" calcext:value-type="float">
            <text:p>25754</text:p>
          </table:table-cell>
          <table:table-cell table:number-columns-repeated="992"/>
        </table:table-row>
        <table:table-row table:style-name="ro2">
          <table:table-cell table:number-columns-repeated="9"/>
          <table:table-cell office:value-type="float" office:value="2.24" calcext:value-type="float">
            <text:p>2.24</text:p>
          </table:table-cell>
          <table:table-cell office:value-type="float" office:value="16848.9" calcext:value-type="float">
            <text:p>16848.9</text:p>
          </table:table-cell>
          <table:table-cell table:formula="of:=SQRT([.K69]/20)" office:value-type="float" office:value="29.0249031006134" calcext:value-type="float">
            <text:p>29.0249031006134</text:p>
          </table:table-cell>
          <table:table-cell table:number-columns-repeated="4"/>
          <table:table-cell office:value-type="float" office:value="2.2" calcext:value-type="float">
            <text:p>2.2</text:p>
          </table:table-cell>
          <table:table-cell office:value-type="float" office:value="36912.4" calcext:value-type="float">
            <text:p>36912.4</text:p>
          </table:table-cell>
          <table:table-cell table:formula="of:=SQRT([.Z68]/20)" office:value-type="float" office:value="42.9606796966715" calcext:value-type="float">
            <text:p>42.960679696671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.62" calcext:value-type="float">
            <text:p>2.62</text:p>
          </table:table-cell>
          <table:table-cell office:value-type="float" office:value="37876.4" calcext:value-type="float">
            <text:p>37876.4</text:p>
          </table:table-cell>
          <table:table-cell office:value-type="float" office:value="1.23" calcext:value-type="float">
            <text:p>1.23</text:p>
          </table:table-cell>
          <table:table-cell office:value-type="float" office:value="19465.5" calcext:value-type="float">
            <text:p>19465.5</text:p>
          </table:table-cell>
          <table:table-cell office:value-type="float" office:value="0.91" calcext:value-type="float">
            <text:p>0.91</text:p>
          </table:table-cell>
          <table:table-cell office:value-type="float" office:value="12438" calcext:value-type="float">
            <text:p>12438</text:p>
          </table:table-cell>
          <table:table-cell office:value-type="float" office:value="0.84" calcext:value-type="float">
            <text:p>0.84</text:p>
          </table:table-cell>
          <table:table-cell office:value-type="float" office:value="26148" calcext:value-type="float">
            <text:p>26148</text:p>
          </table:table-cell>
          <table:table-cell table:number-columns-repeated="992"/>
        </table:table-row>
        <table:table-row table:style-name="ro2">
          <table:table-cell table:number-columns-repeated="16"/>
          <table:table-cell office:value-type="float" office:value="2.62" calcext:value-type="float">
            <text:p>2.62</text:p>
          </table:table-cell>
          <table:table-cell office:value-type="float" office:value="37876.4" calcext:value-type="float">
            <text:p>37876.4</text:p>
          </table:table-cell>
          <table:table-cell table:formula="of:=SQRT([.Z69]/20)" office:value-type="float" office:value="43.5180422353764" calcext:value-type="float">
            <text:p>43.518042235376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.66" calcext:value-type="float">
            <text:p>1.66</text:p>
          </table:table-cell>
          <table:table-cell office:value-type="float" office:value="39095.3" calcext:value-type="float">
            <text:p>39095.3</text:p>
          </table:table-cell>
          <table:table-cell office:value-type="float" office:value="2.24" calcext:value-type="float">
            <text:p>2.24</text:p>
          </table:table-cell>
          <table:table-cell office:value-type="float" office:value="16848.9" calcext:value-type="float">
            <text:p>16848.9</text:p>
          </table:table-cell>
          <table:table-cell table:number-columns-repeated="2"/>
          <table:table-cell office:value-type="float" office:value="1.01" calcext:value-type="float">
            <text:p>1.01</text:p>
          </table:table-cell>
          <table:table-cell office:value-type="float" office:value="27090" calcext:value-type="float">
            <text:p>27090</text:p>
          </table:table-cell>
          <table:table-cell table:number-columns-repeated="992"/>
        </table:table-row>
        <table:table-row table:style-name="ro2">
          <table:table-cell table:number-columns-repeated="16"/>
          <table:table-cell office:value-type="float" office:value="1.66" calcext:value-type="float">
            <text:p>1.66</text:p>
          </table:table-cell>
          <table:table-cell office:value-type="float" office:value="39095.3" calcext:value-type="float">
            <text:p>39095.3</text:p>
          </table:table-cell>
          <table:table-cell table:formula="of:=SQRT([.Z70]/20)" office:value-type="float" office:value="44.2127244127751" calcext:value-type="float">
            <text:p>44.212724412775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.36" calcext:value-type="float">
            <text:p>1.36</text:p>
          </table:table-cell>
          <table:table-cell office:value-type="float" office:value="39988.1" calcext:value-type="float">
            <text:p>39988.1</text:p>
          </table:table-cell>
          <table:table-cell table:number-columns-repeated="4"/>
          <table:table-cell office:value-type="float" office:value="0.46" calcext:value-type="float">
            <text:p>0.46</text:p>
          </table:table-cell>
          <table:table-cell office:value-type="float" office:value="23339" calcext:value-type="float">
            <text:p>23339</text:p>
          </table:table-cell>
          <table:table-cell table:number-columns-repeated="992"/>
        </table:table-row>
        <table:table-row table:style-name="ro2">
          <table:table-cell table:number-columns-repeated="16"/>
          <table:table-cell office:value-type="float" office:value="1.36" calcext:value-type="float">
            <text:p>1.36</text:p>
          </table:table-cell>
          <table:table-cell office:value-type="float" office:value="39988.1" calcext:value-type="float">
            <text:p>39988.1</text:p>
          </table:table-cell>
          <table:table-cell table:formula="of:=SQRT([.Z71]/20)" office:value-type="float" office:value="44.7147067529241" calcext:value-type="float">
            <text:p>44.714706752924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0.76" calcext:value-type="float">
            <text:p>0.76</text:p>
          </table:table-cell>
          <table:table-cell office:value-type="float" office:value="40525" calcext:value-type="float">
            <text:p>40525</text:p>
          </table:table-cell>
          <table:table-cell table:number-columns-repeated="4"/>
          <table:table-cell office:value-type="float" office:value="0.08" calcext:value-type="float">
            <text:p>0.08</text:p>
          </table:table-cell>
          <table:table-cell office:value-type="float" office:value="22188" calcext:value-type="float">
            <text:p>22188</text:p>
          </table:table-cell>
          <table:table-cell table:number-columns-repeated="992"/>
        </table:table-row>
        <table:table-row table:style-name="ro2">
          <table:table-cell table:number-columns-repeated="16"/>
          <table:table-cell office:value-type="float" office:value="0.76" calcext:value-type="float">
            <text:p>0.76</text:p>
          </table:table-cell>
          <table:table-cell office:value-type="float" office:value="40525" calcext:value-type="float">
            <text:p>40525</text:p>
          </table:table-cell>
          <table:table-cell table:formula="of:=SQRT([.Z72]/20)" office:value-type="float" office:value="45.0138867462031" calcext:value-type="float">
            <text:p>45.013886746203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.89" calcext:value-type="float">
            <text:p>1.89</text:p>
          </table:table-cell>
          <table:table-cell office:value-type="float" office:value="38158.2" calcext:value-type="float">
            <text:p>38158.2</text:p>
          </table:table-cell>
          <table:table-cell table:number-columns-repeated="998"/>
        </table:table-row>
        <table:table-row table:style-name="ro2">
          <table:table-cell table:number-columns-repeated="16"/>
          <table:table-cell office:value-type="float" office:value="1.89" calcext:value-type="float">
            <text:p>1.89</text:p>
          </table:table-cell>
          <table:table-cell office:value-type="float" office:value="38158.2" calcext:value-type="float">
            <text:p>38158.2</text:p>
          </table:table-cell>
          <table:table-cell table:formula="of:=SQRT([.Z73]/20)" office:value-type="float" office:value="43.6796291193046" calcext:value-type="float">
            <text:p>43.6796291193046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9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</meta:initial-creator>
    <meta:creation-date>2015-06-05T18:19:34</meta:creation-date>
    <dc:date>2021-03-29T17:32:18.657000000</dc:date>
    <meta:generator>LibreOffice/5.3.3.2$Windows_x86 LibreOffice_project/3d9a8b4b4e538a85e0782bd6c2d430bafe583448</meta:generator>
    <meta:editing-duration>PT17H58M22S</meta:editing-duration>
    <meta:editing-cycles>1</meta:editing-cycles>
    <meta:document-statistic meta:table-count="1" meta:cell-count="65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